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paragraph-properties>
        <style:tab-stops>
          <style:tab-stop style:position="15.478cm"/>
        </style:tab-stops>
      </style:paragraph-properties>
    </style:style>
    <style:style style:name="P3" style:family="paragraph" style:parent-style-name="Standard" style:list-style-name="L1">
      <style:paragraph-properties fo:text-align="start" style:justify-single-word="false">
        <style:tab-stops>
          <style:tab-stop style:position="15.478cm"/>
        </style:tab-stops>
      </style:paragraph-properties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>
        <style:tab-stops>
          <style:tab-stop style:position="15.478cm"/>
        </style:tab-stops>
      </style:paragraph-properties>
    </style:style>
    <style:style style:name="P6" style:family="paragraph" style:parent-style-name="Standard" style:list-style-name="L1" style:master-page-name="">
      <style:paragraph-properties fo:text-align="start" style:justify-single-word="false" style:page-number="auto">
        <style:tab-stops>
          <style:tab-stop style:position="15.478cm"/>
        </style:tab-stops>
      </style:paragraph-properties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1" style:master-page-name="">
      <style:paragraph-properties fo:text-align="start" style:justify-single-word="false" style:page-number="auto">
        <style:tab-stops>
          <style:tab-stop style:position="15.478cm"/>
        </style:tab-stops>
      </style:paragraph-properties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27963756178420955" text:style-name="L1">
        <text:list-item>
          <text:p text:style-name="P4">Test-User-Storys Puzzle</text:p>
        </text:list-item>
        <text:list-item>
          <text:p text:style-name="P4"/>
        </text:list-item>
        <text:list-item>
          <text:p text:style-name="P1"><text:span text:style-name="T1">Man befindet sich in München und klickt auf den „Puzzlespiel“-Button:</text:span><text:line-break/><text:line-break/>Erwartetes Verhalten: Es ertönt ein Clicksound, es öffnet sich das Puzzlespiel.<text:line-break/>Tatsächliches Verhalten: Erfolgreich<text:line-break/></text:p>
        </text:list-item>
        <text:list-item>
          <text:p text:style-name="P1"><text:span text:style-name="T1">Man befindet sich im Puzzlespiel:</text:span><text:line-break/></text:p>
          <text:p text:style-name="P2">2.1 Man klickt auf das Pferd: <text:line-break/><text:line-break/>Erwartetes Verhalten: Es passiert nichts.<text:line-break/>Tatsächliches Verhalten: Erfolgreich<text:line-break/><text:line-break/>2.2 Man klickt auf den rechten Pfeil: <text:line-break/><text:line-break/>Erwartetes Verhalten: Es ertönt ein Clicksound, es wird das nächste Bild angezeigt.<text:line-break/>Tatsächliches Verhalten: Erfolgreich<text:line-break/><text:line-break/>2.3 Man klickt auf den linken Pfeil: <text:line-break/><text:line-break/>Erwartetes Verhalten: Es ertönt ein Clicksound, es wird das vorherige Bild angezeigt.<text:line-break/>Tatsächliches Verhalten: <text:line-break/><text:line-break/>2.4 Man wischt nach links: <text:line-break/><text:line-break/>Erwartetes Verhalten: Es ertönt ein Clicksound, es wird das vorherige Bild angezeigt.<text:line-break/>Tatsächliches Verhalten: Erfolgreich<text:line-break/><text:line-break/>2.5 Man wischt nach rechts: <text:line-break/><text:line-break/>Erwartetes Verhalten: Es ertönt ein Clicksound, es wird das nächste Bild angezeigt.<text:line-break/>Tatsächliches Verhalten: Erfolgreich<text:line-break/><text:line-break/>2.6 Man klickt auf die Pausetaste: <text:line-break/><text:line-break/>Erwartetes Verhalten: Es ertönt ein Clicksound, es erscheint ein Popup.<text:line-break/>Tatsächliches Verhalten: Erfolgreich<text:line-break/><text:line-break/>2.7 Man klickt auf den „ok“-Button: <text:line-break/><text:line-break/>Erwartetes Verhalten: Es ertönt ein Clicksound, das angezeigte Bild wird zerlegt und das Spiel wird gestartet.<text:line-break/>Tatsächliches Verhalten: Erfolgreich<text:line-break/></text:p>
        </text:list-item>
        <text:list-item>
          <text:p text:style-name="P5"><text:span text:style-name="T2">Man befindet sich im Spiel und es wurde gestartet:</text:span><text:span text:style-name="T3"><text:line-break/><text:line-break/>3.1 Man klickt auf einen, nicht mit der Lücke benachbarten, Puzzleteil:<text:line-break/><text:line-break/>Erwartetes Verhalten: Es passiert nichts.<text:line-break/>Tatsächliches Verhalten: Erfolgreich<text:line-break/><text:line-break/></text:span><text:soft-page-break/><text:span text:style-name="T3">3.2 Man klickt auf einen, mit der Lücke benachbarten, Puzzleteil:</text:span><text:span text:style-name="T4"><text:line-break/><text:line-break/></text:span><text:span text:style-name="T3">Erwartetes Verhalten: Es ertönt ein Swipesound, das Teil wird in die Lücke verschoben, eine neue Lücke entsteht, wo vorher das Teil war. Score wird hochgezählt und in der oberen linken Ecke angezeigt.<text:line-break/><text:line-break/></text:span><text:span text:style-name="T2">Fall: Puzzle wurde gelöst: </text:span><text:span text:style-name="T3">Es ertönt ein Winsound, es erscheint ein Popup, mit dem erzielten Gewinn:<text:line-break/> </text:span></text:p>
          <text:list>
            <text:list-item>
              <text:list>
                <text:list-item>
                  <text:p text:style-name="P6">Bei höchstens sechs Punkten erscheint ein Croissant</text:p>
                </text:list-item>
                <text:list-item>
                  <text:p text:style-name="P3">Bei sieben oder acht Punkten erscheint eine Brezel</text:p>
                </text:list-item>
                <text:list-item>
                  <text:p text:style-name="P3">Sonst erscheinen zwei Brötchen<text:line-break/></text:p>
                  <text:p text:style-name="P3">Beim Klick auf ok-Button erscheint ein Popup mit:<text:line-break/></text:p>
                </text:list-item>
                <text:list-item>
                  <text:p text:style-name="P3">ja-Button: Beim Klick befindet man sich im Puzzlespiel</text:p>
                </text:list-item>
                <text:list-item>
                  <text:p text:style-name="P3">nein-Button: Beim Klick befindet man sich in München<text:line-break/><text:line-break/>Tatsächliches Verhalten: Erfolgreich</text:p>
                  <text:p text:style-name="P3"/>
                  <text:p text:style-name="P6">3.3 Man klickt auf die Lücke selbst:<text:line-break/><text:line-break/>Erwartetes Verhalten: Es passiert nichts.<text:line-break/>Tatsächliches Verhalten: Erfolgreich<text:line-break/></text:p>
                </text:list-item>
              </text:list>
            </text:list-item>
          </text:list>
          <text:p text:style-name="P3"><text:line-break/>3.4 Man klickt auf die Pausetaste:<text:line-break/><text:line-break/>Erwartetes Verhalten: Es ertönt ein Clicksound, es erscheint ein Popup.<text:line-break/>Tatsächliches Verhalten: Erfolgreich<text:line-break/><text:line-break/>3.5 Man klickt auf den Zurückbutton:<text:line-break/><text:line-break/>Erwartetes Verhalten: Man befindet sich wieder im Puzzlespiel:<text:line-break/>Tatsächliches Verhalten: <text:s/>Erfolgreic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3T21:22:05.49</meta:creation-date>
    <dc:date>2015-01-11T18:58:11.59</dc:date>
    <meta:editing-duration>PT40M24S</meta:editing-duration>
    <meta:editing-cycles>28</meta:editing-cycles>
    <meta:generator>OpenOffice/4.0.1$Win32 OpenOffice.org_project/401m5$Build-9714</meta:generator>
    <meta:document-statistic meta:table-count="0" meta:image-count="0" meta:object-count="0" meta:page-count="2" meta:paragraph-count="13" meta:word-count="364" meta:character-count="2631"/>
  </office:meta>
</office:document-meta>
</file>